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820E7EC72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Verdana" svg:font-family="Verdana, Verdana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officeooo:paragraph-rsid="001ade3f" style:font-size-asian="12pt" style:font-size-complex="12pt"/>
    </style:style>
    <style:style style:name="P7" style:family="paragraph" style:parent-style-name="Standard">
      <style:paragraph-properties fo:text-align="end" style:justify-single-word="false" style:snap-to-layout-grid="false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officeooo:paragraph-rsid="001efde2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1" style:family="paragraph" style:parent-style-name="Text_20_body"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style:font-name="Times New Roman" fo:font-size="12pt" officeooo:paragraph-rsid="001d0200" style:font-size-asian="12pt" style:font-size-complex="12pt"/>
    </style:style>
    <style:style style:name="P14" style:family="paragraph" style:parent-style-name="Standard">
      <style:paragraph-properties fo:margin-left="1.293cm" fo:margin-right="0cm" fo:text-indent="0cm" style:auto-text-indent="false">
        <style:tab-stops/>
      </style:paragraph-properties>
      <style:text-properties style:font-name="Times New Roman"/>
    </style:style>
    <style:style style:name="P15" style:family="paragraph" style:parent-style-name="Text_20_body">
      <style:paragraph-properties fo:margin-left="1.323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fo:font-size="10pt" fo:font-weight="bold" officeooo:rsid="001d0200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rsid="00203bf6" officeooo:paragraph-rsid="00203bf6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officeooo:rsid="001d0200" style:font-size-asian="10pt" style:font-size-complex="10pt"/>
    </style:style>
    <style:style style:name="P20" style:family="paragraph" style:parent-style-name="Standard">
      <style:paragraph-properties fo:margin-left="1.293cm" fo:margin-right="0cm" fo:text-indent="0cm" style:auto-text-indent="false">
        <style:tab-stops/>
      </style:paragraph-properties>
      <style:text-properties style:font-name="Times New Roman" officeooo:paragraph-rsid="00203bf6"/>
    </style:style>
    <style:style style:name="P21" style:family="paragraph" style:parent-style-name="Heading_20_2"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left="2.558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color="#4c4c4c" fo:font-size="10pt" style:font-size-asian="10pt" style:language-asian="pt" style:country-asian="BR" style:font-size-complex="10pt" style:language-complex="ar" style:country-complex="SA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1d0200"/>
    </style:style>
    <style:style style:name="T6" style:family="text">
      <style:text-properties style:font-name="Times New Roman" officeooo:rsid="001efde2"/>
    </style:style>
    <style:style style:name="T7" style:family="text">
      <style:text-properties officeooo:rsid="001ade3f"/>
    </style:style>
    <style:style style:name="T8" style:family="text">
      <style:text-properties officeooo:rsid="001c0ab6"/>
    </style:style>
    <style:style style:name="T9" style:family="text">
      <style:text-properties officeooo:rsid="001d0200"/>
    </style:style>
    <style:style style:name="T10" style:family="text">
      <style:text-properties officeooo:rsid="00203bf6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mória Virtual<text:line-break/>Caso de uso: Realizar Busca Simples <text:span text:style-name="T8">Via Interface Web Service</text:span></text:p>
      <text:p text:style-name="P10"/>
      <text:h text:style-name="Heading_20_1" text:outline-level="1">.Breve Descrição</text:h>
      <text:p text:style-name="P11">Este caso de uso permite que a busca seja feita entre os objetos marcados como revisados e disponível para acesso externo <text:span text:style-name="T9">via uma interface de serviço disponível na Web. O serviço disponível retornará uma lista de bens patrimonias resultantes da busca, podendo utilizar dois tipos de interfaces para a consulta, SOAP e REST.</text:span></text:p>
      <text:h text:style-name="Heading_20_1" text:outline-level="1">.Breve Descrição dos Atores</text:h>
      <text:p text:style-name="P8"><text:tab/><text:span text:style-name="T9">Sistema Externo: pode fazer requisição de bens revisados.</text:span></text:p>
      <text:h text:style-name="Heading_20_1" text:outline-level="1">.Fluxo Básico de Eventos</text:h>
      <text:p text:style-name="P13">1. <text:span text:style-name="T9">Sistema fará requisição de bens fornecendo uma palavra-chave para a busca, acompanhado de um mecanismo de autenticação, e qual página da pesquisa deseja.</text:span></text:p>
      <text:p text:style-name="P13"><text:span text:style-name="T9">2. </text:span>O sistema deve buscar na base de dados entre todos os bens patrimoniais revisados e marcados como “Disponível para acesso externo”, sem diferenciação quanto a caracteres especiais e não case sensitive, considerando a seguinte ordem:</text:p>
      <text:p text:style-name="P15"><text:s/><text:tab/>- Título Principal do Bem Patrimonial</text:p>
      <text:p text:style-name="P22">- Título Adicional do Bem Patrimonial</text:p>
      <text:p text:style-name="P5"><text:s/><text:tab/> <text:tab/>- Parte do Título (Principal ou Adicional)</text:p>
      <text:p text:style-name="P6"><text:s/><text:tab/> <text:tab/>- <text:span text:style-name="T7">Número de Registro</text:span></text:p>
      <text:p text:style-name="P6"><text:tab/><text:tab/>- <text:span text:style-name="T7">Nomes dos Autores<text:line-break/><text:tab/><text:tab/>- Localização</text:span></text:p>
      <text:p text:style-name="P12"><text:span text:style-name="T9">3</text:span>. <text:span text:style-name="T9">O Sistema retornará para o sistema externo todos os bens patrimonias resultantes em formato XML.</text:span></text:p>
      <text:h text:style-name="Heading_20_1" text:outline-level="1">.Fluxos Alternativos</text:h>
      <text:p text:style-name="P17">Fluxo Alternativo 1</text:p>
      <text:p text:style-name="P19"><text:tab/>No passo 3, Caso o sistema não encontre nenhum bem patrimonial o arquivo XML será vazio.</text:p>
      <text:p text:style-name="Standard"/>
      <text:h text:style-name="P21" text:outline-level="2">Fluxo Alternativo 2</text:h>
      <text:p text:style-name="Standard"><text:span text:style-name="Fonte_20_parág._20_padrão"><text:span text:style-name="T4"><text:tab/></text:span></text:span><text:span text:style-name="Fonte_20_parág._20_padrão"><text:span text:style-name="T5">No passo 1, o Sistema externo pode passar como parâmetro uma lista de instituições, e o sistema realizará a pesquisa somente dentro destas instituições.</text:span></text:span></text:p>
      <text:p text:style-name="P8"/>
      <text:h text:style-name="Heading_20_2" text:outline-level="2">Fluxo Alternativo 3</text:h>
      <text:p text:style-name="Standard"><text:tab/><text:span text:style-name="T5">No passo 1, o sistema externo poderá passar como parâmetro o tamanho da página que deseja que seja retornada.</text:span></text:p>
      <text:p text:style-name="P16"/>
      <text:p text:style-name="P18">Fluxo Alternativo 4</text:p>
      <text:p text:style-name="P18"><text:tab/><text:span text:style-name="T11">No passo 1, caso a autenticação esteja errada, sistema retornara mensagem de erro.</text:span></text:p>
      <text:h text:style-name="Heading_20_1" text:outline-level="1">. Pós-Condições</text:h>
      <text:p text:style-name="P14">Fluxo básico: <text:tab/><text:tab/>Não há nenhum tipo de alteração no sistema.</text:p>
      <text:p text:style-name="P14">Fluxo <text:span text:style-name="T10">a</text:span>lternativo 1: <text:tab/>Não há nenhum tipo de alteração no sistema.</text:p>
      <text:p text:style-name="P14">Fluxo alternativo 2: <text:tab/>Não há nenhum tipo de alteração no sistema.</text:p>
      <text:p text:style-name="P20">Fluxo alternativo 3: <text:tab/>Não há nenhum tipo de alteração no sistema.</text:p>
      <text:p text:style-name="P20">Fluxo alternativo <text:span text:style-name="T10">4</text:span>: <text:tab/>Não há nenhum tipo de alteração no sistema.</text:p>
      <text:p text:style-name="P14"><text:soft-page-break/></text:p>
      <text:h text:style-name="Heading_20_1" text:outline-level="1">. Requisitos Especiais</text:h>
      <text:p text:style-name="P8">Se o Bem Patrimonial não estiver marcado com a opção “Disponível para acesso externo”, este não pode aparecer disponível para busca.</text:p>
      <text:p text:style-name="Standard"><text:span text:style-name="Fonte_20_parág._20_padrão"><text:span text:style-name="T4">Performance: os resultados devem ser retornados em até 1 segundo.</text:span></text:span></text:p>
      <text:p text:style-name="P9"><text:span text:style-name="Fonte_20_parág._20_padrão"><text:span text:style-name="T6">Segurança: os serviços deverão ser seguros e a prova de ataques(ddos, etc...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Verdana" svg:font-family="Verdana, Verdana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Verdana" fo:font-family="Verdana, Verdana" style:font-family-generic="swiss" style:font-name-asian="Verdana" style:font-family-asian="Verdana, Verdana" style:font-family-generic-asian="swiss" style:font-name-complex="Verdana" style:font-family-complex="Verdana, Verdana" style:font-family-generic-complex="swiss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hyphenation-ladder-count="no-limit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style:contextual-spacing="false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style:contextual-spacing="false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17cm"/>
    </style:style>
    <style:style style:name="Tabela1.B" style:family="table-column">
      <style:table-column-properties style:column-width="9.86cm"/>
    </style:style>
    <style:style style:name="Tabela1.C" style:family="table-column">
      <style:table-column-properties style:column-width="3.775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style:min-row-height="0.377cm" style:use-optimal-row-height="false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font-size="10pt" style:font-size-asian="10pt" style:language-asian="pt" style:country-asian="BR" style:font-size-complex="10pt" style:language-complex="ar" style:country-complex="SA"/>
    </style:style>
    <style:style style:name="M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number:date-style style:name="N10106" number:language="pt" number:country="BR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  <text:p text:style-name="MP1"/>
            </table:table-cell>
            <table:table-cell table:style-name="Tabela1.A1" table:number-rows-spanned="2" office:value-type="string">
              <text:p text:style-name="MP2"/>
              <text:p text:style-name="MP2">Documento de Especificação de Casos de uso – CDU 14</text:p>
            </table:table-cell>
            <table:table-cell table:style-name="Tabela1.C1" office:value-type="string">
              <text:p text:style-name="MP1">Versão do Documento: 1.1</text:p>
            </table:table-cell>
          </table:table-row>
          <table:table-row table:style-name="Tabela1.2">
            <table:covered-table-cell/>
            <table:covered-table-cell/>
            <table:table-cell table:style-name="Tabela1.C1" office:value-type="string">
              <text:p text:style-name="MP1">Data: 17/03/14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<text:span text:style-name="Fonte_20_parág._20_padrão"><text:span text:style-name="MT2">ICMC-USP</text:span></text:span>, <text:date style:data-style-name="N10106" text:date-value="2014-05-07T16:36:44.944000253">2014</text:date></text:p>
            </table:table-cell>
            <table:table-cell table:style-name="Tabela2.A1" office:value-type="string">
              <text:p text:style-name="MP5"><text:span text:style-name="Fonte_20_parág._20_padrão"><text:span text:style-name="MT3">Página </text:span></text:span><text:span text:style-name="Page_20_Number"><text:span text:style-name="MT3"><text:page-number text:select-page="current">0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dc:title>&lt;use-case name&gt;</dc:title>
    <dc:subject>&lt;project&gt;</dc:subject>
    <meta:initial-creator>Julio</meta:initial-creator>
    <meta:creation-date>2010-04-10T14:22:00Z</meta:creation-date>
    <dc:date>2014-05-07T16:36:44.873000000</dc:date>
    <meta:editing-cycles>9</meta:editing-cycles>
    <meta:editing-duration>PT27M9S</meta:editing-duration>
    <meta:document-statistic meta:table-count="2" meta:image-count="1" meta:object-count="0" meta:page-count="2" meta:paragraph-count="40" meta:word-count="402" meta:character-count="2489" meta:non-whitespace-character-count="2106"/>
    <meta:template xlink:type="simple" xlink:actuate="onRequest" xlink:title="" xlink:href="Normal"/>
  </office:meta>
</office:document-meta>
</file>